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ca65" officeooo:paragraph-rsid="000ea16a"/>
    </style:style>
    <style:style style:name="P2" style:family="paragraph" style:parent-style-name="Standard">
      <style:paragraph-properties fo:text-align="center" style:justify-single-word="false"/>
      <style:text-properties fo:font-size="18pt" officeooo:rsid="000dca65" officeooo:paragraph-rsid="000dca65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dca65" officeooo:paragraph-rsid="000dca6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dca65" officeooo:paragraph-rsid="000ea16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paragraph-rsid="000ea16a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0ea16a" style:font-size-asian="18pt" style:font-size-complex="18pt"/>
    </style:style>
    <style:style style:name="T1" style:family="text">
      <style:text-properties officeooo:rsid="000ea16a"/>
    </style:style>
    <style:style style:name="T2" style:family="text">
      <style:text-properties officeooo:rsid="000f3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Wild Code School, viens étudier en chaussettes ! </text:p>
      <text:p text:style-name="P2"/>
      <text:p text:style-name="P3"/>
      <text:p text:style-name="P5"><text:span text:style-name="T1">Depuis le 11 septembre 2020, la Wild Code School de Reims accueille 23 nouveaux « wilders » dans sa promotion « HORIZON ». Une promotion synonyme de retour à la formation en présentiel à contrario de la précédente qui s’est déroulé</text:span><text:span text:style-name="T2">e</text:span><text:span text:style-name="T1"> en distancielle à la suite de la crise sanitaire. </text:span></text:p>
      <text:p text:style-name="P5"/>
      <text:p text:style-name="P6"><text:span text:style-name="T1">// renvoyer à l’article de Fabrice, ancien wilder// </text:span></text:p>
      <text:p text:style-name="P4"/>
      <text:p text:style-name="P4"><text:span text:style-name="T1">C’est donc pour une mission de 5 mois, que se sont lancés ces étudiants, avec pour mots d’ordre: travail, convivialité et entraide..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6:37:04.264476846</meta:creation-date>
    <dc:date>2020-09-29T17:03:34.566272225</dc:date>
    <meta:editing-duration>PT6M10S</meta:editing-duration>
    <meta:editing-cycles>1</meta:editing-cycles>
    <meta:document-statistic meta:table-count="0" meta:image-count="0" meta:object-count="0" meta:page-count="1" meta:paragraph-count="4" meta:word-count="89" meta:character-count="520" meta:non-whitespace-character-count="432"/>
    <meta:generator>LibreOffice/6.4.5.2$Linux_X86_64 LibreOffice_project/40$Build-2</meta:generator>
  </office:meta>
</office:document-meta>
</file>